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6a3e3e" loext:opacity="100%" style:font-name="Monospace" fo:font-size="10pt" style:font-size-asian="10pt"/>
    </style:style>
    <style:style style:name="T4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2a00f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blic</text:span><text:span text:style-name="T2"> </text:span><text:span text:style-name="T1">class</text:span><text:span text:style-name="T2"> Ejercicios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1"><text:span text:style-name="T2"><text:tab/><text:tab/></text:span></text:p>
      <text:p text:style-name="P1"><text:span text:style-name="T2"><text:tab/><text:tab/>System.</text:span><text:span text:style-name="T5">out</text:span><text:span text:style-name="T2">.println (</text:span><text:span text:style-name="T6">"Ejercicio 1 A"</text:span><text:span text:style-name="T2">);</text:span></text:p>
      <text:p text:style-name="P1"><text:span text:style-name="T2"><text:tab/><text:tab/></text:span></text:p>
      <text:p text:style-name="P1"><text:span text:style-name="T2"><text:tab/><text:tab/></text:span><text:span text:style-name="T1">int</text:span><text:span text:style-name="T2"> </text:span><text:span text:style-name="T3">nIni</text:span><text:span text:style-name="T2"> = 1;</text:span></text:p>
      <text:p text:style-name="P1"><text:span text:style-name="T2"><text:tab/><text:tab/></text:span><text:span text:style-name="T1">int</text:span><text:span text:style-name="T2"> </text:span><text:span text:style-name="T3">nFin</text:span><text:span text:style-name="T2"> = 10;</text:span></text:p>
      <text:p text:style-name="P1"><text:span text:style-name="T2"><text:tab/><text:tab/></text:span></text:p>
      <text:p text:style-name="P1"><text:span text:style-name="T2"><text:tab/><text:tab/></text:span><text:span text:style-name="T1">while</text:span><text:span text:style-name="T2"> (</text:span><text:span text:style-name="T3">nIni</text:span><text:span text:style-name="T2"> &lt;= </text:span><text:span text:style-name="T3">nFin</text:span><text:span text:style-name="T2">) {</text:span></text:p>
      <text:p text:style-name="P1"><text:span text:style-name="T2"><text:tab/><text:tab/><text:tab/>System.</text:span><text:span text:style-name="T5">out</text:span><text:span text:style-name="T2">.println(</text:span><text:span text:style-name="T3">nIni</text:span><text:span text:style-name="T2">);</text:span></text:p>
      <text:p text:style-name="P1"><text:span text:style-name="T2"><text:tab/><text:tab/><text:tab/></text:span><text:span text:style-name="T3">nIni</text:span><text:span text:style-name="T2"> = </text:span><text:span text:style-name="T3">nIni</text:span><text:span text:style-name="T2"> + 1;</text:span></text:p>
      <text:p text:style-name="P1"><text:span text:style-name="T2"><text:tab/><text:tab/>}</text:span></text:p>
      <text:p text:style-name="P2"/>
      <text:p text:style-name="P1"><text:span text:style-name="T2"><text:s text:c="8"/>System.</text:span><text:span text:style-name="T5">out</text:span><text:span text:style-name="T2">.println (</text:span><text:span text:style-name="T6">"Ejercicio 1 B"</text:span><text:span text:style-name="T2">);</text:span></text:p>
      <text:p text:style-name="P1"><text:span text:style-name="T2"><text:s text:c="8"/></text:span></text:p>
      <text:p text:style-name="P1"><text:span text:style-name="T2"><text:s text:c="4"/><text:tab/></text:span><text:span text:style-name="T1">int</text:span><text:span text:style-name="T2"> </text:span><text:span text:style-name="T3">nInic</text:span><text:span text:style-name="T2"> = 1;</text:span></text:p>
      <text:p text:style-name="P1"><text:span text:style-name="T2"><text:tab/><text:tab/></text:span><text:span text:style-name="T1">int</text:span><text:span text:style-name="T2"> </text:span><text:span text:style-name="T3">nFini</text:span><text:span text:style-name="T2"> = 10;</text:span></text:p>
      <text:p text:style-name="P1"><text:span text:style-name="T2"><text:s text:c="8"/></text:span></text:p>
      <text:p text:style-name="P1"><text:span text:style-name="T2"><text:s text:c="8"/></text:span><text:span text:style-name="T1">while</text:span><text:span text:style-name="T2"> (</text:span><text:span text:style-name="T3">nInic</text:span><text:span text:style-name="T2"> &lt;= </text:span><text:span text:style-name="T3">nFini</text:span><text:span text:style-name="T2">) {</text:span></text:p>
      <text:p text:style-name="P1"><text:span text:style-name="T2"><text:s text:c="8"/><text:tab/></text:span></text:p>
      <text:p text:style-name="P1"><text:span text:style-name="T2"><text:s text:c="8"/><text:tab/></text:span><text:span text:style-name="T1">if</text:span><text:span text:style-name="T2"> (</text:span><text:span text:style-name="T3">nInic</text:span><text:span text:style-name="T2"> % 2 == 0) {</text:span></text:p>
      <text:p text:style-name="P1"><text:span text:style-name="T2"><text:s text:c="8"/><text:tab/><text:tab/>System.</text:span><text:span text:style-name="T5">out</text:span><text:span text:style-name="T2">.println(</text:span><text:span text:style-name="T3">nInic</text:span><text:span text:style-name="T2">);</text:span></text:p>
      <text:p text:style-name="P1"><text:span text:style-name="T2"><text:s text:c="8"/><text:tab/>}</text:span></text:p>
      <text:p text:style-name="P1"><text:span text:style-name="T2"><text:s text:c="8"/><text:tab/><text:tab/></text:span><text:span text:style-name="T3">nInic</text:span><text:span text:style-name="T2"> = </text:span><text:span text:style-name="T3">nInic</text:span><text:span text:style-name="T2"> + 1;</text:span></text:p>
      <text:p text:style-name="P1"><text:span text:style-name="T2"><text:s text:c="8"/><text:tab/>}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 (</text:span><text:span text:style-name="T6">"Ejercicio 1 C"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int</text:span><text:span text:style-name="T2"> </text:span><text:span text:style-name="T3">nInici</text:span><text:span text:style-name="T2"> = 1;</text:span></text:p>
      <text:p text:style-name="P1"><text:span text:style-name="T2"><text:s text:c="8"/></text:span><text:span text:style-name="T1">int</text:span><text:span text:style-name="T2"> </text:span><text:span text:style-name="T3">nFinit</text:span><text:span text:style-name="T2"> = 10;</text:span></text:p>
      <text:p text:style-name="P1"><text:span text:style-name="T2"><text:s text:c="8"/></text:span><text:span text:style-name="T1">boolean</text:span><text:span text:style-name="T2"> </text:span><text:span text:style-name="T4">oTro</text:span><text:span text:style-name="T2"> = </text:span><text:span text:style-name="T1">true</text:span><text:span text:style-name="T2">;</text:span></text:p>
      <text:p text:style-name="P1"><text:span text:style-name="T2"><text:s text:c="8"/></text:span></text:p>
      <text:p text:style-name="P1"><text:span text:style-name="T2"><text:s text:c="8"/></text:span><text:span text:style-name="T1">while</text:span><text:span text:style-name="T2"> (</text:span><text:span text:style-name="T3">nInici</text:span><text:span text:style-name="T2"> &lt;= </text:span><text:span text:style-name="T3">nFinit</text:span><text:span text:style-name="T2">) {</text:span></text:p>
      <text:p text:style-name="P1"><text:span text:style-name="T2"><text:s text:c="8"/><text:tab/></text:span></text:p>
      <text:p text:style-name="P1"><text:span text:style-name="T2"><text:s text:c="8"/><text:tab/></text:span><text:span text:style-name="T1">if</text:span><text:span text:style-name="T2"> (</text:span><text:span text:style-name="T3">nInici</text:span><text:span text:style-name="T2"> % 2 != 0) {</text:span></text:p>
      <text:p text:style-name="P1"><text:span text:style-name="T2"><text:s text:c="8"/><text:tab/><text:tab/></text:span><text:span text:style-name="T3">oTro</text:span><text:span text:style-name="T2"> = </text:span><text:span text:style-name="T1">true</text:span><text:span text:style-name="T2">;</text:span></text:p>
      <text:p text:style-name="P1"><text:span text:style-name="T2"><text:s text:c="8"/><text:tab/><text:tab/>System.</text:span><text:span text:style-name="T5">out</text:span><text:span text:style-name="T2">.println (</text:span><text:span text:style-name="T3">nInici</text:span><text:span text:style-name="T2">);</text:span></text:p>
      <text:p text:style-name="P1"><text:span text:style-name="T2"><text:s text:c="8"/><text:tab/><text:tab/>System.</text:span><text:span text:style-name="T5">out</text:span><text:span text:style-name="T2">.println (</text:span><text:span text:style-name="T6">"Es impar"</text:span><text:span text:style-name="T2">);</text:span></text:p>
      <text:p text:style-name="P1"><text:span text:style-name="T2"><text:s text:c="8"/><text:tab/>} </text:span><text:span text:style-name="T1">else</text:span><text:span text:style-name="T2"> {</text:span></text:p>
      <text:p text:style-name="P1"><text:span text:style-name="T2"><text:s text:c="8"/><text:tab/><text:tab/></text:span><text:span text:style-name="T3">oTro</text:span><text:span text:style-name="T2"> =</text:span><text:span text:style-name="T1">false</text:span><text:span text:style-name="T2">;</text:span></text:p>
      <text:p text:style-name="P1"><text:span text:style-name="T2"><text:s text:c="8"/><text:tab/>}</text:span></text:p>
      <text:p text:style-name="P1"><text:span text:style-name="T2"><text:s text:c="8"/><text:tab/><text:tab/></text:span></text:p>
      <text:p text:style-name="P1"><text:span text:style-name="T2"><text:s text:c="8"/><text:tab/></text:span><text:span text:style-name="T3">nInici</text:span><text:span text:style-name="T2"> = </text:span><text:span text:style-name="T3">nInici</text:span><text:span text:style-name="T2"> + 1;</text:span></text:p>
      <text:p text:style-name="P1"><text:span text:style-name="T2"><text:s text:c="7"/></text:span></text:p>
      <text:p text:style-name="P1"><text:span text:style-name="T2"><text:s text:c="8"/>}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 (</text:span><text:span text:style-name="T6">"Ejercicio 1 D"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int</text:span><text:span text:style-name="T2"> </text:span><text:span text:style-name="T3">nF</text:span><text:span text:style-name="T2"> = 10;</text:span></text:p>
      <text:p text:style-name="P1"><text:span text:style-name="T2"><text:s text:c="8"/></text:span></text:p>
      <text:p text:style-name="P1"><text:span text:style-name="T2"><text:s text:c="8"/></text:span><text:span text:style-name="T1">for</text:span><text:span text:style-name="T2"> (</text:span><text:span text:style-name="T1">int</text:span><text:span text:style-name="T2"> </text:span><text:span text:style-name="T3">nI</text:span><text:span text:style-name="T2"> = 1; </text:span><text:span text:style-name="T3">nF</text:span><text:span text:style-name="T2"> &gt;= </text:span><text:span text:style-name="T3">nI</text:span><text:span text:style-name="T2">; </text:span><text:span text:style-name="T3">nF</text:span><text:span text:style-name="T2"> --) {</text:span></text:p>
      <text:p text:style-name="P1"><text:span text:style-name="T2"><text:s text:c="8"/><text:tab/>System.</text:span><text:span text:style-name="T5">out</text:span><text:span text:style-name="T2">.println (</text:span><text:span text:style-name="T3">nF</text:span><text:span text:style-name="T2">);</text:span></text:p>
      <text:p text:style-name="P1"><text:span text:style-name="T2"><text:s text:c="8"/>}</text:span></text:p>
      <text:p text:style-name="P1"><text:span text:style-name="T2"><text:s text:c="8"/></text:span></text:p>
      <text:p text:style-name="P1"><text:span text:style-name="T2"><text:s text:c="8"/>System.</text:span><text:span text:style-name="T5">out</text:span><text:span text:style-name="T2">.println (</text:span><text:span text:style-name="T6">"Ejercicio 2"</text:span><text:span text:style-name="T2">);</text:span></text:p>
      <text:p text:style-name="P1"><text:span text:style-name="T2"><text:s text:c="8"/></text:span></text:p>
      <text:p text:style-name="P1"><text:span text:style-name="T2"><text:s text:c="8"/></text:span><text:span text:style-name="T1">double</text:span><text:span text:style-name="T2"> </text:span><text:span text:style-name="T3">ingreSos</text:span><text:span text:style-name="T2"> = 1;</text:span></text:p>
      <text:p text:style-name="P1"><text:span text:style-name="T2"><text:s text:c="8"/></text:span><text:span text:style-name="T1">int</text:span><text:span text:style-name="T2"> </text:span><text:span text:style-name="T3">vehicuLos</text:span><text:span text:style-name="T2"> = 1;</text:span></text:p>
      <text:p text:style-name="P1"><text:span text:style-name="T2"><text:s text:c="8"/></text:span><text:span text:style-name="T1">int</text:span><text:span text:style-name="T2"> </text:span><text:span text:style-name="T3">inmueBles</text:span><text:span text:style-name="T2"> = 1;</text:span></text:p>
      <text:p text:style-name="P1"><text:span text:style-name="T2"><text:s text:c="8"/></text:span><text:span text:style-name="T1">int</text:span><text:span text:style-name="T2"> </text:span><text:span text:style-name="T3">vehiculoLujo</text:span><text:span text:style-name="T2"> = 0;</text:span></text:p>
      <text:p text:style-name="P1"><text:span text:style-name="T2"><text:s text:c="8"/></text:span><text:span text:style-name="T1">boolean</text:span><text:span text:style-name="T2"> </text:span><text:span text:style-name="T3">actiVos</text:span><text:span text:style-name="T2"> = </text:span><text:span text:style-name="T1">false</text:span><text:span text:style-name="T2">;</text:span></text:p>
      <text:p text:style-name="P1"><text:soft-page-break/><text:span text:style-name="T2"><text:s text:c="8"/></text:span></text:p>
      <text:p text:style-name="P1"><text:span text:style-name="T2"><text:s text:c="8"/></text:span><text:span text:style-name="T1">if</text:span><text:span text:style-name="T2"> ((</text:span><text:span text:style-name="T3">ingreSos</text:span><text:span text:style-name="T2"> &gt;= 489083) || (</text:span><text:span text:style-name="T3">vehicuLos</text:span><text:span text:style-name="T2"> &gt;= 3) || (</text:span><text:span text:style-name="T3">inmueBles</text:span><text:span text:style-name="T2"> &gt;= 3) || (</text:span><text:span text:style-name="T3">vehiculoLujo</text:span><text:span text:style-name="T2"> &gt;= 1) || (</text:span><text:span text:style-name="T3">actiVos</text:span><text:span text:style-name="T2"> == </text:span><text:span text:style-name="T1">true</text:span><text:span text:style-name="T2">)) {</text:span></text:p>
      <text:p text:style-name="P1"><text:span text:style-name="T2"><text:s text:c="8"/><text:tab/>System.</text:span><text:span text:style-name="T5">out</text:span><text:span text:style-name="T2">.println (</text:span><text:span text:style-name="T6">"Categoría: Altos Ingresos"</text:span><text:span text:style-name="T2">);</text:span></text:p>
      <text:p text:style-name="P1"><text:span text:style-name="T2"><text:s text:c="8"/>} </text:span><text:span text:style-name="T1">else</text:span><text:span text:style-name="T2"> </text:span><text:span text:style-name="T1">if</text:span><text:span text:style-name="T2"> ((</text:span><text:span text:style-name="T3">ingreSos</text:span><text:span text:style-name="T2"> &lt; 489083) &amp;&amp; (</text:span><text:span text:style-name="T3">vehicuLos</text:span><text:span text:style-name="T2"> &lt; 3) &amp;&amp; (</text:span><text:span text:style-name="T3">inmueBles</text:span><text:span text:style-name="T2"> &lt; 3) &amp;&amp; (</text:span><text:span text:style-name="T3">vehiculoLujo</text:span><text:span text:style-name="T2"> &lt; 1) &amp;&amp; (</text:span><text:span text:style-name="T3">actiVos</text:span><text:span text:style-name="T2"> == </text:span><text:span text:style-name="T1">false</text:span><text:span text:style-name="T2">)) {</text:span></text:p>
      <text:p text:style-name="P1"><text:span text:style-name="T2"><text:s text:c="8"/><text:tab/>System.</text:span><text:span text:style-name="T5">out</text:span><text:span text:style-name="T2">.println (</text:span><text:span text:style-name="T6">"Categoría: Ingresos Medios"</text:span><text:span text:style-name="T2">);</text:span></text:p>
      <text:p text:style-name="P1"><text:span text:style-name="T2"><text:s text:c="8"/>}</text:span></text:p>
      <text:p text:style-name="P1"><text:span text:style-name="T2"><text:s text:c="8"/></text:span></text:p>
      <text:p text:style-name="P1"><text:span text:style-name="T2"><text:s text:c="8"/>}</text:span></text:p>
      <text:p text:style-name="Standard"><text:span text:style-name="T2"><text:tab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00:11.259894999</meta:creation-date>
    <dc:date>2023-03-06T16:01:23.362705841</dc:date>
    <meta:editing-duration>PT1M17S</meta:editing-duration>
    <meta:editing-cycles>1</meta:editing-cycles>
    <meta:document-statistic meta:table-count="0" meta:image-count="0" meta:object-count="0" meta:page-count="2" meta:paragraph-count="69" meta:word-count="215" meta:character-count="1661" meta:non-whitespace-character-count="1009"/>
    <meta:generator>LibreOffice/7.0.4.2$Linux_X86_64 LibreOffice_project/00$Build-2</meta:generator>
  </office:meta>
</office:document-meta>
</file>